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046cm" svg:height="6.126cm" svg:x="1.9cm" svg:y="1.7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723cm" svg:height="4.517cm" svg:x="2.042cm" svg:y="3.072cm">
          <draw:text-box>
            <text:p><text:span text:style-name="T1">id</text:span></text:p>
            <text:p>mainIp</text:p>
            <text:p>receptionTime</text:p>
            <text:p>validityTime</text:p>
            <text:p>positionUpdate</text:p>
            <text:p>node</text:p>
          </draw:text-box>
        </draw:frame>
        <draw:frame draw:style-name="gr2" draw:text-style-name="P2" draw:layer="layout" svg:width="4.6cm" svg:height="0.962cm" svg:x="2.081cm" svg:y="2.02cm">
          <draw:text-box>
            <text:p text:style-name="P2"><text:span text:style-name="T2">NodePosition</text:span></text:p>
          </draw:text-box>
        </draw:frame>
        <draw:custom-shape draw:style-name="gr1" draw:text-style-name="P1" draw:layer="layout" svg:width="5.046cm" svg:height="9.099cm" svg:x="12.26cm" svg:y="1.81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19cm" svg:height="7.361cm" svg:x="12.402cm" svg:y="3.163cm">
          <draw:text-box>
            <text:p><text:span text:style-name="T1">id</text:span></text:p>
            <text:p>ip</text:p>
            <text:p>downlinkPort</text:p>
            <text:p>mainIp</text:p>
            <text:p>clusterLeader</text:p>
            <text:p>clusterNodes</text:p>
            <text:p>receptionTime</text:p>
            <text:p>validityTime</text:p>
            <text:p>position</text:p>
            <text:p>relayServer</text:p>
          </draw:text-box>
        </draw:frame>
        <draw:frame draw:style-name="gr2" draw:text-style-name="P2" draw:layer="layout" svg:width="2.09cm" svg:height="0.962cm" svg:x="12.441cm" svg:y="2.111cm">
          <draw:text-box>
            <text:p text:style-name="P2"><text:span text:style-name="T2">Node</text:span></text:p>
          </draw:text-box>
        </draw:frame>
        <draw:custom-shape draw:style-name="gr1" draw:text-style-name="P1" draw:layer="layout" svg:width="5.046cm" svg:height="6.126cm" svg:x="1.9cm" svg:y="9.91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225cm" svg:height="3.095cm" svg:x="2.042cm" svg:y="11.271cm">
          <draw:text-box>
            <text:p><text:span text:style-name="T1">id</text:span></text:p>
            <text:p>ip</text:p>
            <text:p>port</text:p>
            <text:p>nodes</text:p>
          </draw:text-box>
        </draw:frame>
        <draw:frame draw:style-name="gr2" draw:text-style-name="P2" draw:layer="layout" svg:width="4.16cm" svg:height="0.962cm" svg:x="2.081cm" svg:y="10.219cm">
          <draw:text-box>
            <text:p text:style-name="P2"><text:span text:style-name="T2">RelayServer</text:span></text:p>
          </draw:text-box>
        </draw:frame>
        <draw:line draw:style-name="gr3" draw:text-style-name="P1" draw:layer="layout" svg:x1="12.402cm" svg:y1="10.099cm" svg:x2="4.267cm" svg:y2="13.883cm">
          <text:p/>
        </draw:line>
        <draw:line draw:style-name="gr3" draw:text-style-name="P1" draw:layer="layout" svg:x1="12.402cm" svg:y1="9.378cm" svg:x2="4.063cm" svg:y2="7.126cm">
          <text:p/>
        </draw:line>
        <draw:line draw:style-name="gr3" draw:text-style-name="P1" draw:layer="layout" svg:x1="16.765cm" svg:y1="6.495cm" svg:x2="19.829cm" svg:y2="6.495cm">
          <text:p/>
        </draw:line>
        <draw:line draw:style-name="gr3" draw:text-style-name="P1" draw:layer="layout" svg:x1="16.765cm" svg:y1="7.216cm" svg:x2="19.829cm" svg:y2="7.216cm">
          <text:p/>
        </draw:line>
        <draw:line draw:style-name="gr3" draw:text-style-name="P1" draw:layer="layout" svg:x1="19.829cm" svg:y1="6.495cm" svg:x2="19.829cm" svg:y2="7.216cm">
          <text:p/>
        </draw:line>
        <draw:frame draw:style-name="gr2" draw:layer="layout" svg:width="1.56cm" svg:height="0.962cm" svg:x="7.097cm" svg:y="7.065cm">
          <draw:text-box>
            <text:p>0..1</text:p>
          </draw:text-box>
        </draw:frame>
        <draw:frame draw:style-name="gr2" draw:layer="layout" svg:width="1.56cm" svg:height="0.962cm" svg:x="7.126cm" svg:y="12.621cm">
          <draw:text-box>
            <text:p>0..1</text:p>
          </draw:text-box>
        </draw:frame>
        <draw:frame draw:style-name="gr2" draw:layer="layout" svg:width="1.56cm" svg:height="0.962cm" svg:x="10.549cm" svg:y="7.966cm">
          <draw:text-box>
            <text:p>0..1</text:p>
          </draw:text-box>
        </draw:frame>
        <draw:frame draw:style-name="gr2" draw:layer="layout" svg:width="1.56cm" svg:height="0.962cm" svg:x="17.368cm" svg:y="7.216cm">
          <draw:text-box>
            <text:p>0..1</text:p>
          </draw:text-box>
        </draw:frame>
        <draw:frame draw:style-name="gr2" draw:layer="layout" svg:width="1.666cm" svg:height="0.962cm" svg:x="17.368cm" svg:y="5.533cm">
          <draw:text-box>
            <text:p>0..N</text:p>
          </draw:text-box>
        </draw:frame>
        <draw:frame draw:style-name="gr2" draw:layer="layout" svg:width="1.666cm" svg:height="0.962cm" svg:x="10.736cm" svg:y="10.729cm">
          <draw:text-box>
            <text:p>0..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1-12-14T12:18:20</dc:date>
    <meta:editing-duration>PT1H22M37S</meta:editing-duration>
    <meta:editing-cycles>3</meta:editing-cycles>
    <meta:generator>LibreOffice/3.4$Unix LibreOffice_project/340m1$Build-402</meta:generator>
    <meta:document-statistic meta:object-count="20"/>
  </office:meta>
</office:document-meta>
</file>